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F4000003203AC06C6F.png" manifest:media-type="image/png"/>
  <manifest:file-entry manifest:full-path="Pictures/10000000000000200000002000309F1C.png" manifest:media-type="image/png"/>
  <manifest:file-entry manifest:full-path="Pictures/10000200000001F4000003204C65BAE8.png" manifest:media-type="image/png"/>
  <manifest:file-entry manifest:full-path="Pictures/10000000000001F400000320E834F9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7cm" svg:height="0.349cm" svg:x="2.274cm" svg:y="7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7cm" svg:height="0.349cm" svg:x="10.948cm" svg:y="7.37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761cm" svg:height="7.619cm" svg:x="8.656cm" svg:y="-0.01cm">
          <draw:image xlink:href="Pictures/10000000000001F400000320E834F98B.png" xlink:type="simple" xlink:show="embed" xlink:actuate="onLoad">
            <text:p/>
          </draw:image>
        </draw:frame>
        <draw:frame draw:style-name="gr2" draw:text-style-name="P1" draw:layer="layout" svg:width="4.761cm" svg:height="7.619cm" svg:x="4.356cm" svg:y="-0.01cm">
          <draw:image xlink:href="Pictures/10000200000001F4000003204C65BAE8.png" xlink:type="simple" xlink:show="embed" xlink:actuate="onLoad">
            <text:p/>
          </draw:image>
        </draw:frame>
        <draw:frame draw:style-name="gr2" draw:text-style-name="P1" draw:layer="layout" svg:width="4.761cm" svg:height="7.619cm" svg:x="0.056cm" svg:y="-0.01cm">
          <draw:image xlink:href="Pictures/10000000000001F4000003203AC06C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8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8M29S</meta:editing-duration>
    <meta:editing-cycles>13</meta:editing-cycles>
    <meta:generator>LibreOffice/3.5$Linux_X86_64 LibreOffice_project/350m1$Build-2</meta:generator>
    <dc:date>2014-06-06T09:35:42</dc:date>
    <dc:creator>Stanley Bak</dc:creator>
    <meta:document-statistic meta:object-count="5"/>
  </office:meta>
</office:document-meta>
</file>